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ono" svg:font-family="'Liberation Sans Mono'" style:font-family-generic="swiss"/>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Liberation Serif" fo:font-weight="bold" style:font-weight-asian="bold" style:font-weight-complex="bold"/>
    </style:style>
    <style:style style:name="P2" style:family="paragraph" style:parent-style-name="Preformatted_20_Text">
      <style:text-properties style:font-name="Liberation Serif"/>
    </style:style>
    <style:style style:name="P3" style:family="paragraph" style:parent-style-name="Preformatted_20_Text">
      <style:text-properties officeooo:paragraph-rsid="003e92f0"/>
    </style:style>
    <style:style style:name="P4" style:family="paragraph" style:parent-style-name="Preformatted_20_Text">
      <style:text-properties officeooo:rsid="0036c36f" officeooo:paragraph-rsid="0036c36f"/>
    </style:style>
    <style:style style:name="P5" style:family="paragraph" style:parent-style-name="Preformatted_20_Text">
      <style:text-properties officeooo:rsid="003e92f0"/>
    </style:style>
    <style:style style:name="P6" style:family="paragraph" style:parent-style-name="Preformatted_20_Text">
      <style:text-properties style:font-name="Liberation Serif" officeooo:paragraph-rsid="0041ff87"/>
    </style:style>
    <style:style style:name="P7" style:family="paragraph" style:parent-style-name="Preformatted_20_Text">
      <style:text-properties officeooo:rsid="0036c36f" officeooo:paragraph-rsid="003e92f0"/>
    </style:style>
    <style:style style:name="P8" style:family="paragraph" style:parent-style-name="Preformatted_20_Text">
      <style:text-properties style:font-name="Liberation Serif" officeooo:rsid="003e92f0" officeooo:paragraph-rsid="003e92f0"/>
    </style:style>
    <style:style style:name="P9" style:family="paragraph" style:parent-style-name="Preformatted_20_Text">
      <style:text-properties style:font-name="Liberation Serif" officeooo:paragraph-rsid="003e92f0"/>
    </style:style>
    <style:style style:name="P10" style:family="paragraph" style:parent-style-name="Preformatted_20_Text">
      <style:text-properties style:font-name="Liberation Serif" officeooo:paragraph-rsid="00409fa9"/>
    </style:style>
    <style:style style:name="P11" style:family="paragraph" style:parent-style-name="Preformatted_20_Text">
      <style:text-properties officeooo:paragraph-rsid="00434712"/>
    </style:style>
    <style:style style:name="P12" style:family="paragraph" style:parent-style-name="Preformatted_20_Text">
      <style:text-properties officeooo:rsid="00434712" officeooo:paragraph-rsid="00434712"/>
    </style:style>
    <style:style style:name="P13" style:family="paragraph" style:parent-style-name="Preformatted_20_Text">
      <style:text-properties officeooo:paragraph-rsid="003d60dc"/>
    </style:style>
    <style:style style:name="P14" style:family="paragraph" style:parent-style-name="Preformatted_20_Text">
      <style:text-properties officeooo:rsid="004aa1d3" officeooo:paragraph-rsid="004aa1d3"/>
    </style:style>
    <style:style style:name="P15" style:family="paragraph" style:parent-style-name="Preformatted_20_Text">
      <style:text-properties officeooo:rsid="003b616f" officeooo:paragraph-rsid="003b616f"/>
    </style:style>
    <style:style style:name="P16" style:family="paragraph" style:parent-style-name="Preformatted_20_Text">
      <style:text-properties style:font-name="Liberation Serif" officeooo:rsid="0048d419" officeooo:paragraph-rsid="0048d419"/>
    </style:style>
    <style:style style:name="P17" style:family="paragraph" style:parent-style-name="Preformatted_20_Text">
      <style:text-properties style:font-name="Liberation Mono" officeooo:rsid="0048d419" officeooo:paragraph-rsid="0048d419"/>
    </style:style>
    <style:style style:name="P18" style:family="paragraph" style:parent-style-name="Preformatted_20_Text">
      <style:text-properties officeooo:rsid="0048d419" officeooo:paragraph-rsid="0048d419"/>
    </style:style>
    <style:style style:name="P19" style:family="paragraph" style:parent-style-name="Preformatted_20_Text">
      <style:text-properties style:font-name="Liberation Serif" officeooo:paragraph-rsid="00434712"/>
    </style:style>
    <style:style style:name="P20" style:family="paragraph" style:parent-style-name="Preformatted_20_Text">
      <style:text-properties style:font-name="Liberation Sans" officeooo:paragraph-rsid="00434712"/>
    </style:style>
    <style:style style:name="P21" style:family="paragraph" style:parent-style-name="Preformatted_20_Text">
      <style:text-properties officeooo:paragraph-rsid="00409fa9"/>
    </style:style>
    <style:style style:name="P22" style:family="paragraph" style:parent-style-name="Preformatted_20_Text">
      <style:text-properties style:font-name="Liberation Serif" officeooo:paragraph-rsid="0029eca6"/>
    </style:style>
    <style:style style:name="P23" style:family="paragraph" style:parent-style-name="Preformatted_20_Text">
      <style:text-properties style:font-name="Liberation Serif" fo:font-weight="bold" officeooo:paragraph-rsid="0029eca6" style:font-weight-asian="bold" style:font-weight-complex="bold"/>
    </style:style>
    <style:style style:name="P24" style:family="paragraph" style:parent-style-name="Preformatted_20_Text" style:list-style-name="L1">
      <style:text-properties style:font-name="Liberation Serif" officeooo:paragraph-rsid="0029eca6"/>
    </style:style>
    <style:style style:name="P25" style:family="paragraph" style:parent-style-name="Preformatted_20_Text" style:list-style-name="L2">
      <style:text-properties style:font-name="Liberation Serif"/>
    </style:style>
    <style:style style:name="P26" style:family="paragraph" style:parent-style-name="Preformatted_20_Text" style:list-style-name="L2">
      <style:text-properties style:font-name="Liberation Serif" officeooo:rsid="00451a66" officeooo:paragraph-rsid="00451a66"/>
    </style:style>
    <style:style style:name="P27" style:family="paragraph" style:parent-style-name="Preformatted_20_Text" style:list-style-name="L2">
      <style:text-properties style:font-name="Liberation Serif" officeooo:rsid="0022e1d5" officeooo:paragraph-rsid="0022e1d5"/>
    </style:style>
    <style:style style:name="P28" style:family="paragraph" style:parent-style-name="Preformatted_20_Text" style:list-style-name="L2">
      <style:text-properties style:font-name="Liberation Serif" officeooo:rsid="00315196" officeooo:paragraph-rsid="00315196"/>
    </style:style>
    <style:style style:name="P29" style:family="paragraph" style:parent-style-name="Preformatted_20_Text" style:list-style-name="L2">
      <style:text-properties style:font-name="Liberation Serif" officeooo:paragraph-rsid="0022e1d5"/>
    </style:style>
    <style:style style:name="P30" style:family="paragraph" style:parent-style-name="Preformatted_20_Text" style:list-style-name="L2"/>
    <style:style style:name="P31" style:family="paragraph" style:parent-style-name="Preformatted_20_Text" style:list-style-name="L2">
      <style:text-properties officeooo:paragraph-rsid="00448ca6"/>
    </style:style>
    <style:style style:name="P32" style:family="paragraph" style:parent-style-name="Preformatted_20_Text" style:list-style-name="L2">
      <style:text-properties style:font-name="Liberation Serif" officeooo:paragraph-rsid="00391c0c"/>
    </style:style>
    <style:style style:name="P33" style:family="paragraph" style:parent-style-name="Preformatted_20_Text" style:list-style-name="L2">
      <style:text-properties style:font-name="Liberation Serif" officeooo:rsid="002528fe" officeooo:paragraph-rsid="002528fe"/>
    </style:style>
    <style:style style:name="P34" style:family="paragraph" style:parent-style-name="Preformatted_20_Text" style:list-style-name="L2">
      <style:text-properties style:font-name="Liberation Serif" officeooo:paragraph-rsid="002528fe"/>
    </style:style>
    <style:style style:name="P35" style:family="paragraph" style:parent-style-name="Preformatted_20_Text" style:list-style-name="L2">
      <style:text-properties style:font-name="Liberation Serif" officeooo:rsid="00391c0c" officeooo:paragraph-rsid="00391c0c"/>
    </style:style>
    <style:style style:name="P36" style:family="paragraph" style:parent-style-name="Preformatted_20_Text" style:list-style-name="L3">
      <style:text-properties style:font-name="Liberation Serif"/>
    </style:style>
    <style:style style:name="P37" style:family="paragraph" style:parent-style-name="Preformatted_20_Text">
      <style:text-properties style:font-name="Liberation Sans"/>
    </style:style>
    <style:style style:name="P38" style:family="paragraph" style:parent-style-name="Preformatted_20_Text" style:list-style-name="L4">
      <style:text-properties style:font-name="Liberation Serif"/>
    </style:style>
    <style:style style:name="P39" style:family="paragraph" style:parent-style-name="Preformatted_20_Text">
      <style:text-properties style:font-name="Liberation Serif" fo:font-weight="normal" style:font-weight-asian="normal" style:font-weight-complex="normal"/>
    </style:style>
    <style:style style:name="T1" style:family="text">
      <style:text-properties officeooo:rsid="003e92f0"/>
    </style:style>
    <style:style style:name="T2" style:family="text">
      <style:text-properties officeooo:rsid="00451a66"/>
    </style:style>
    <style:style style:name="T3" style:family="text">
      <style:text-properties style:font-name="Liberation Serif"/>
    </style:style>
    <style:style style:name="T4" style:family="text">
      <style:text-properties style:font-name="Liberation Serif" fo:font-size="10pt" officeooo:rsid="00215a8b" style:font-name-asian="Liberation Mono" style:font-size-asian="10pt" style:font-name-complex="Liberation Mono" style:font-size-complex="10pt"/>
    </style:style>
    <style:style style:name="T5" style:family="text">
      <style:text-properties style:font-name="Liberation Serif" officeooo:rsid="003e92f0"/>
    </style:style>
    <style:style style:name="T6" style:family="text">
      <style:text-properties style:font-name="Liberation Serif" fo:font-style="italic" officeooo:rsid="003e92f0" style:font-style-asian="italic" style:font-style-complex="italic"/>
    </style:style>
    <style:style style:name="T7" style:family="text">
      <style:text-properties style:font-name="Liberation Serif" fo:font-size="10pt" officeooo:rsid="0041ff87" style:font-name-asian="Liberation Mono" style:font-size-asian="10pt" style:font-name-complex="Liberation Mono" style:font-size-complex="10pt"/>
    </style:style>
    <style:style style:name="T8" style:family="text">
      <style:text-properties style:font-name="Liberation Serif" officeooo:rsid="0041ff87"/>
    </style:style>
    <style:style style:name="T9" style:family="text">
      <style:text-properties style:font-name="Liberation Sans" officeooo:rsid="003e92f0"/>
    </style:style>
    <style:style style:name="T10" style:family="text">
      <style:text-properties fo:font-style="italic" officeooo:rsid="003e92f0" style:font-style-asian="italic" style:font-style-complex="italic"/>
    </style:style>
    <style:style style:name="T11" style:family="text">
      <style:text-properties fo:font-style="italic" style:font-style-asian="italic" style:font-style-complex="italic"/>
    </style:style>
    <style:style style:name="T12" style:family="text">
      <style:text-properties style:font-name="Liberation Sans"/>
    </style:style>
    <style:style style:name="T13" style:family="text">
      <style:text-properties officeooo:rsid="0041ff87"/>
    </style:style>
    <style:style style:name="T14" style:family="text">
      <style:text-properties officeooo:rsid="00409fa9"/>
    </style:style>
    <style:style style:name="T15" style:family="text">
      <style:text-properties fo:font-style="italic" officeooo:rsid="00409fa9" style:font-style-asian="italic" style:font-style-complex="italic"/>
    </style:style>
    <style:style style:name="T16" style:family="text">
      <style:text-properties style:font-name="Liberation Sans" officeooo:rsid="00409fa9"/>
    </style:style>
    <style:style style:name="T17" style:family="text">
      <style:text-properties officeooo:rsid="00476968"/>
    </style:style>
    <style:style style:name="T18" style:family="text">
      <style:text-properties officeooo:rsid="003d60dc"/>
    </style:style>
    <style:style style:name="T19" style:family="text">
      <style:text-properties style:font-name="Liberation Sans" officeooo:rsid="003d60dc"/>
    </style:style>
    <style:style style:name="T20" style:family="text">
      <style:text-properties officeooo:rsid="00434712"/>
    </style:style>
    <style:style style:name="T21" style:family="text">
      <style:text-properties officeooo:rsid="0046580f"/>
    </style:style>
    <style:style style:name="T22" style:family="text">
      <style:text-properties style:font-name="Liberation Mono" fo:font-size="10pt" officeooo:rsid="00409fa9" style:font-name-asian="Liberation Mono" style:font-size-asian="10pt" style:font-name-complex="Liberation Mono" style:font-size-complex="10pt"/>
    </style:style>
    <style:style style:name="T23" style:family="text">
      <style:text-properties fo:font-style="italic" officeooo:rsid="0046580f" style:font-style-asian="italic" style:font-style-complex="italic"/>
    </style:style>
    <style:style style:name="T24" style:family="text">
      <style:text-properties fo:font-style="italic" officeooo:rsid="00215a8b" style:font-style-asian="italic" style:font-style-complex="italic"/>
    </style:style>
    <style:style style:name="T25" style:family="text">
      <style:text-properties style:font-name="Liberation Mono" fo:font-size="10pt" officeooo:rsid="003dfaf7" style:font-name-asian="Liberation Mono" style:font-size-asian="10pt" style:font-name-complex="Liberation Mono" style:font-size-complex="10pt"/>
    </style:style>
    <style:style style:name="T26" style:family="text">
      <style:text-properties officeooo:rsid="003dfaf7"/>
    </style:style>
    <style:style style:name="T27" style:family="text">
      <style:text-properties style:font-name="Liberation Mono"/>
    </style:style>
    <style:style style:name="T28" style:family="text">
      <style:text-properties style:font-name="Liberation Serif" fo:font-size="10pt" officeooo:rsid="001ece79" style:font-name-asian="Liberation Mono" style:font-size-asian="10pt" style:font-name-complex="Liberation Mono" style:font-size-complex="10pt"/>
    </style:style>
    <style:style style:name="T29" style:family="text">
      <style:text-properties fo:font-style="italic" officeooo:rsid="00434712" style:font-style-asian="italic" style:font-style-complex="italic"/>
    </style:style>
    <style:style style:name="T30" style:family="text">
      <style:text-properties fo:font-style="normal" officeooo:rsid="00434712" style:font-style-asian="normal" style:font-style-complex="normal"/>
    </style:style>
    <style:style style:name="T31" style:family="text">
      <style:text-properties style:font-name="Liberation Mono" fo:font-size="10pt" fo:font-style="normal" officeooo:rsid="00434712" style:font-name-asian="Liberation Mono" style:font-size-asian="10pt" style:font-style-asian="normal" style:font-name-complex="Liberation Mono" style:font-size-complex="10pt" style:font-style-complex="normal"/>
    </style:style>
    <style:style style:name="T32" style:family="text">
      <style:text-properties fo:font-style="normal" style:font-style-asian="normal" style:font-style-complex="normal"/>
    </style:style>
    <style:style style:name="T33" style:family="text">
      <style:text-properties officeooo:rsid="00277b6c"/>
    </style:style>
    <style:style style:name="T34" style:family="text">
      <style:text-properties officeooo:rsid="0025a70e"/>
    </style:style>
    <style:style style:name="T35" style:family="text">
      <style:text-properties officeooo:rsid="00286589"/>
    </style:style>
    <style:style style:name="T36" style:family="text">
      <style:text-properties fo:font-style="italic" officeooo:rsid="00315196" style:font-style-asian="italic" style:font-style-complex="italic"/>
    </style:style>
    <style:style style:name="T37" style:family="text">
      <style:text-properties officeooo:rsid="00315196"/>
    </style:style>
    <style:style style:name="T38" style:family="text">
      <style:text-properties fo:font-style="normal" officeooo:rsid="00286589" style:font-style-asian="normal" style:font-style-complex="normal"/>
    </style:style>
    <style:style style:name="T39" style:family="text">
      <style:text-properties fo:font-style="italic" officeooo:rsid="00286589" style:font-style-asian="italic" style:font-style-complex="italic"/>
    </style:style>
    <style:style style:name="T40" style:family="text">
      <style:text-properties officeooo:rsid="0048d419"/>
    </style:style>
    <style:style style:name="T41" style:family="text">
      <style:text-properties fo:font-style="italic" officeooo:rsid="0048d419" style:font-style-asian="italic" style:font-style-complex="italic"/>
    </style:style>
    <style:style style:name="T42" style:family="text">
      <style:text-properties officeooo:rsid="00388f42"/>
    </style:style>
    <style:style style:name="T43" style:family="text">
      <style:text-properties officeooo:rsid="00391c0c"/>
    </style:style>
    <style:style style:name="T44" style:family="text">
      <style:text-properties fo:font-style="normal" officeooo:rsid="0029eca6" style:font-style-asian="normal" style:font-style-complex="normal"/>
    </style:style>
    <style:style style:name="T45" style:family="text">
      <style:text-properties fo:font-style="italic" officeooo:rsid="0029eca6" style:font-style-asian="italic" style:font-style-complex="italic"/>
    </style:style>
    <style:style style:name="T46" style:family="text">
      <style:text-properties style:font-name="Liberation Serif" fo:font-style="italic" style:font-style-asian="italic" style:font-style-complex="italic"/>
    </style:style>
    <style:style style:name="T47" style:family="text">
      <style:text-properties style:font-name="Liberation Serif" fo:font-size="10pt" officeooo:rsid="0034be42" style:font-name-asian="Liberation Mono" style:font-size-asian="10pt" style:font-name-complex="Liberation Mono" style:font-size-complex="10pt"/>
    </style:style>
    <style:style style:name="T48" style:family="text">
      <style:text-properties style:font-name="Liberation Serif" officeooo:rsid="00448ca6"/>
    </style:style>
    <style:style style:name="T49" style:family="text">
      <style:text-properties style:font-name="Liberation Serif" fo:font-style="italic" officeooo:rsid="00448ca6" style:font-style-asian="italic" style:font-style-complex="italic"/>
    </style:style>
    <style:style style:name="T50" style:family="text">
      <style:text-properties officeooo:rsid="0024709a"/>
    </style:style>
    <style:style style:name="T51" style:family="text">
      <style:text-properties fo:font-style="italic" officeooo:rsid="002528fe" style:font-style-asian="italic" style:font-style-complex="italic"/>
    </style:style>
    <style:style style:name="T52" style:family="text">
      <style:text-properties officeooo:rsid="00448ca6"/>
    </style:style>
    <style:style style:name="T53" style:family="text">
      <style:text-properties fo:font-style="italic" officeooo:rsid="0024709a" style:font-style-asian="italic" style:font-style-complex="italic"/>
    </style:style>
    <style:style style:name="T54" style:family="text">
      <style:text-properties fo:font-style="normal" officeooo:rsid="0024709a" style:font-style-asian="normal" style:font-style-complex="normal"/>
    </style:style>
    <style:style style:name="T55" style:family="text">
      <style:text-properties officeooo:rsid="003a1229"/>
    </style:style>
    <style:style style:name="T56" style:family="text">
      <style:text-properties officeooo:rsid="002d967c"/>
    </style:style>
    <style:style style:name="T57" style:family="text">
      <style:text-properties officeooo:rsid="0025efdc"/>
    </style:style>
    <style:style style:name="T58" style:family="text">
      <style:text-properties officeooo:rsid="001f8eaf"/>
    </style:style>
    <style:style style:name="T59" style:family="text">
      <style:text-properties style:font-name="Liberation Serif" fo:font-size="10pt" officeooo:rsid="00277281" style:font-name-asian="Liberation Mono" style:font-size-asian="10pt" style:font-name-complex="Liberation Mono" style:font-size-complex="10pt"/>
    </style:style>
    <style:style style:name="T60" style:family="text">
      <style:text-properties style:font-name="Liberation Serif" fo:font-style="italic" officeooo:rsid="00277281" style:font-style-asian="italic" style:font-style-complex="italic"/>
    </style:style>
    <style:style style:name="T61" style:family="text">
      <style:text-properties style:font-name="Liberation Sans Mono"/>
    </style:style>
    <style:style style:name="T62" style:family="text">
      <style:text-properties style:font-name="Liberation Mono" fo:font-size="10pt" officeooo:rsid="001f8eaf" style:font-name-asian="Liberation Mono" style:font-size-asian="10pt" style:font-name-complex="Liberation Mono" style:font-size-complex="10pt"/>
    </style:style>
    <style:style style:name="T63" style:family="text">
      <style:text-properties style:font-name="Liberation Mono" fo:font-size="10pt" style:font-name-asian="Liberation Mono" style:font-size-asian="10pt" style:font-name-complex="Liberation Mono" style:font-size-complex="10pt"/>
    </style:style>
    <style:style style:name="T64" style:family="text">
      <style:text-properties style:font-name="Liberation Mono" fo:font-size="10pt" officeooo:rsid="00277281" style:font-name-asian="Liberation Mono" style:font-size-asian="10pt" style:font-name-complex="Liberation Mono"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Reference for Git Processes on GitHub</text:p>
      <text:p text:style-name="P1">Chris Ahlstrom</text:p>
      <text:p text:style-name="P1">2015-09-09 to 202<text:span text:style-name="T1">4-</text:span><text:span text:style-name="T2">12-19</text:span></text:p>
      <text:p text:style-name="P2"/>
      <text:p text:style-name="P1">Creating a GitHub Repository</text:p>
      <text:p text:style-name="P2"/>
      <text:p text:style-name="P3"><text:span text:style-name="T3">First, <text:s/>create the project on </text:span><text:span text:style-name="T4">the</text:span><text:span text:style-name="T3"> computer. </text:span><text:span text:style-name="T5">The steps are slightly different, depending on whether there is yet no code versus a body of code outside of the control of </text:span><text:span text:style-name="T6">git</text:span><text:span text:style-name="T5">. The </text:span><text:span text:style-name="T7">first set of</text:span><text:span text:style-name="T5"> commands refer to an empty project.</text:span><text:span text:style-name="T3"> Once </text:span><text:span text:style-name="T4">project</text:span><text:span text:style-name="T3"> </text:span><text:span text:style-name="T8">directory is i</text:span><text:span text:style-name="T3">n place, run the following commands in the top directory of the project. </text:span><text:span text:style-name="T8">If the project is unpopulated:</text:span></text:p>
      <text:p text:style-name="P4"/>
      <text:p text:style-name="Preformatted_20_Text"><text:s text:c="4"/>$ git init</text:p>
      <text:p text:style-name="Preformatted_20_Text"><text:s text:c="4"/>$ git add .</text:p>
      <text:p text:style-name="Preformatted_20_Text"><text:s text:c="4"/>$ git commit -m "Created this new and wonderful project."</text:p>
      <text:p text:style-name="P5"/>
      <text:p text:style-name="P6"><text:span text:style-name="T1">The first thing to do is to make sure to create the following files: </text:span><text:span text:style-name="T9">.gitignore</text:span><text:span text:style-name="T1">, </text:span><text:span text:style-name="T9">README.md</text:span><text:span text:style-name="T1">, </text:span><text:span text:style-name="T9">LICENSE.md</text:span><text:span text:style-name="T1">, and NEWS. </text:span>I<text:span text:style-name="T1">f the project </text:span><text:span text:style-name="T10">already</text:span><text:span text:style-name="T1"> has a number of files ready, then do the following </text:span><text:span text:style-name="T10">instead</text:span><text:span text:style-name="T1">:</text:span></text:p>
      <text:p text:style-name="P7"/>
      <text:p text:style-name="P3"><text:s text:c="4"/>$ git init</text:p>
      <text:p text:style-name="P3"><text:s text:c="4"/>$ git add *</text:p>
      <text:p text:style-name="P3"><text:s text:c="4"/><text:span text:style-name="T1">$ git status <text:s text:c="7"/># </text:span><text:span text:style-name="T10">verify that all project files are shown in this list!</text:span></text:p>
      <text:p text:style-name="P3"><text:s text:c="4"/>$ git commit -m "Created this project <text:span text:style-name="T1">using existing files</text:span>."</text:p>
      <text:p text:style-name="P8"/>
      <text:p text:style-name="P9"><text:span text:style-name="T1">I</text:span>n <text:span text:style-name="T11">GitHub</text:span>, create the new repository (without the <text:span text:style-name="T12">LICENSE</text:span> and <text:span text:style-name="T12">README</text:span> files, which one can create locally <text:span text:style-name="T1">and in a better form</text:span><text:span text:style-name="T13">at</text:span><text:span text:style-name="T1">, markdown</text:span>). </text:p>
      <text:p text:style-name="P9"/>
      <text:p text:style-name="P9">Then copy the repository URL to the system clipboard. <text:s/>We will call it $<text:span text:style-name="T11">MY_GITHUB_URL</text:span>. <text:s/><text:span text:style-name="T1">It is important that the</text:span></text:p>
      <text:p text:style-name="P9"><text:span text:style-name="T1">SSH URL (e.g. </text:span><text:a xlink:type="simple" xlink:href="mailto:git@github.com" text:style-name="Internet_20_link" text:visited-style-name="Visited_20_Internet_20_Link"><text:span text:style-name="T9">git@github.com</text:span></text:a><text:span text:style-name="T9">:ahlstromcj/seq66.git</text:span><text:span text:style-name="T1">) <text:s/>be used, since </text:span><text:span text:style-name="T9">username:password</text:span><text:span text:style-name="T1"> access no longer works in </text:span><text:span text:style-name="T10">GitHub</text:span><text:span text:style-name="T1">. </text:span>Add the remote URL, verify it, and push this local repository to it.</text:p>
      <text:p text:style-name="Preformatted_20_Text"/>
      <text:p text:style-name="Preformatted_20_Text"><text:s text:c="4"/>$ git remote add origin <text:span text:style-name="T11">$MY_GITHUB_URL</text:span></text:p>
      <text:p text:style-name="Preformatted_20_Text"><text:s text:c="4"/>$ git push -u origin master</text:p>
      <text:p text:style-name="Preformatted_20_Text"/>
      <text:p text:style-name="P10"><text:span text:style-name="T14">In </text:span><text:span text:style-name="T15">GitHub</text:span><text:span text:style-name="T14">, verify that the default branch is </text:span><text:span text:style-name="T16">master</text:span><text:span text:style-name="T14"> and that it contains any files that were added in the steps above.</text:span></text:p>
      <text:p text:style-name="P10">Now we are ready to work, making changes locally and pushing them to GitHub. </text:p>
      <text:p text:style-name="P2"/>
      <text:p text:style-name="P1">Creat<text:span text:style-name="T17">ing </text:span>a <text:span text:style-name="T17">Local Server </text:span>Repository</text:p>
      <text:p text:style-name="P1"/>
      <text:p text:style-name="P2">On a side note, if one wants to create a local repository called "<text:span text:style-name="T12">proj.git"</text:span> on a machine with many users, who are all in the group "<text:span text:style-name="T12">devs</text:span>", <text:span text:style-name="T18">make and change to a directory such as </text:span><text:span text:style-name="T19">/srv/git</text:span><text:span text:style-name="T18">, then </text:span>initialize the repository to be "shared":</text:p>
      <text:p text:style-name="Preformatted_20_Text"/>
      <text:p text:style-name="P11"><text:s text:c="4"/><text:span text:style-name="T20"># mkdir /srv/git</text:span></text:p>
      <text:p text:style-name="P12"><text:s text:c="4"/># cd /srv/git</text:p>
      <text:p text:style-name="P11"><text:s text:c="4"/><text:span text:style-name="T20">#</text:span> <text:span text:style-name="T18">mkdir proj.git</text:span></text:p>
      <text:p text:style-name="P13"><text:s text:c="4"/><text:span text:style-name="T20">#</text:span> git init --bare –<text:span text:style-name="T21">all </text:span>–-shared=<text:span text:style-name="T22">devs </text:span><text:s/>proj.git</text:p>
      <text:p text:style-name="Preformatted_20_Text"/>
      <text:p text:style-name="P2">The <text:span text:style-name="T11">--bare </text:span>option avoids creating a working directory, which is desirable if the repository is to be shared. <text:span text:style-name="T21">The </text:span><text:span text:style-name="T23">–all</text:span><text:span text:style-name="T21"> option is a flag to make the files group-writable (g+sx).</text:span> <text:s/>The <text:span text:style-name="T11">--shared</text:span> option makes the repository group-writable <text:span text:style-name="T21">(</text:span><text:span text:style-name="T11">g+sx</text:span><text:span text:style-name="T23">)</text:span>. <text:s/>In the repository <text:span text:style-name="T11">.</text:span><text:span text:style-name="T24">git/</text:span><text:span text:style-name="T11">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text:soft-page-break/></text:p>
      <text:p text:style-name="Preformatted_20_Text"><text:s text:c="4"/>$ chgrp -R devs proj.git</text:p>
      <text:p text:style-name="P14"/>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 <text:s text:c="3"/><text:span text:style-name="T20">(or “git add *”)</text:span></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text:span text:style-name="T11">GitHub</text:span>. <text:s/>A simpler process can be used if one just wants to share a home repository between various local <text:span text:style-name="T11">Linux</text:span> computers where SSH has already been set up with keys.</text:p>
      <text:p text:style-name="P2"/>
      <text:p text:style-name="P2">Main computer (server):</text:p>
      <text:p text:style-name="P15"/>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maincomputer/<text:span text:style-name="T25">srv</text:span>/git/proj.<text:span text:style-name="T26">git</text:span></text:p>
      <text:p text:style-name="Preformatted_20_Text"/>
      <text:p text:style-name="P16">Create a “git” user:</text:p>
      <text:p text:style-name="P16"/>
      <text:p text:style-name="P16"><text:s text:c="7"/><text:span text:style-name="T27"><text:s text:c="2"/># adduser git</text:span></text:p>
      <text:p text:style-name="P17"><text:s text:c="5"/>$ su git</text:p>
      <text:p text:style-name="P17"><text:s text:c="5"/>$ cd</text:p>
      <text:p text:style-name="P17"><text:s text:c="5"/>$ mkdir .ssh</text:p>
      <text:p text:style-name="P17"><text:s text:c="5"/>$ chmod 700 .ssh</text:p>
      <text:p text:style-name="P17"><text:s text:c="5"/>$ touch .ssh/authorized_keys</text:p>
      <text:p text:style-name="P17"><text:s text:c="5"/>$ chmod 600 .ssh/authorized_keys</text:p>
      <text:p text:style-name="P16"/>
      <text:p text:style-name="P16">Test the ssh login; add the user keys to the git server.</text:p>
      <text:p text:style-name="P18"/>
      <text:p text:style-name="P1">Repository <text:span text:style-name="T14">Branch </text:span>Management</text:p>
      <text:p text:style-name="P2"/>
      <text:p text:style-name="P2"><text:span text:style-name="T11">https://github.com/Kunena/Kunena-Forum/wiki/Create-a-new-branch-with-git-and-manage-branches</text:span> and others.</text:p>
      <text:p text:style-name="P2"/>
      <text:p text:style-name="Preformatted_20_Text"><text:span text:style-name="T3">In a </text:span><text:span text:style-name="T28">GitHub</text:span><text:span text:style-name="T3"> fork, keep the master branch clean (no changes pending). <text:s/>Then one can create a branch from the master. Each time one wants to commit a bug or a feature, create a branch for it, which is a copy of the master branch.</text:span></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oft-page-break/><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2"/>
      <text:p text:style-name="P19"><text:span text:style-name="T20">If </text:span><text:span text:style-name="T29">git</text:span><text:span text:style-name="T30"> complains about the branch having no upstream branch, then:</text:span></text:p>
      <text:p text:style-name="P19"><text:span text:style-name="T30"/></text:p>
      <text:p text:style-name="P20"><text:span text:style-name="T30"><text:s text:c="4"/></text:span><text:span text:style-name="T31"><text:s text:c="2"/>$ git push --set-upstream origin [name_of_your_branch]</text:span></text:p>
      <text:p text:style-name="P20"><text:span text:style-name="T30"/></text:p>
      <text:p text:style-name="P19"><text:span text:style-name="T32">When</text:spa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21"/>
      <text:p text:style-name="P21"><text:s text:c="4"/>$ git request-pull -p master https://github.com/ahlstromcj/<text:span text:style-name="T22">seq66</text:span>.git</text:p>
      <text:p text:style-name="P10"/>
      <text:p text:style-name="P10">When you want to modify and commit something in the branch, first checkout the branch. <text:s/>If <text:span text:style-name="T11">git</text:span> claims it cannot check out a branch, do the following command to tell the local <text:span text:style-name="T11">git</text:span> repo<text:span text:style-name="T33">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text:soft-page-break/></text:p>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1">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1">apt_pkg</text:span>. <text:s/>Even if <text:span text:style-name="T11">python-apt</text:span> or <text:span text:style-name="T11">python3-apt</text:span> are installed.</text:p>
      <text:p text:style-name="P2"/>
      <text:p text:style-name="P1">Caching ones credentials (be careful!)</text:p>
      <text:p text:style-name="Preformatted_20_Text"/>
      <text:p text:style-name="Preformatted_20_Text"><text:s text:c="4"/>$ git config credential.helper store</text:p>
      <text:p text:style-name="P2"/>
      <text:p text:style-name="P1">Pulls and merges</text:p>
      <text:p text:style-name="P2"/>
      <text:p text:style-name="P2">For a GitHub project, one can use the handy "Merge pull request" button on the project page, or do it from the command line.</text:p>
      <text:p text:style-name="P2"/>
      <text:p text:style-name="P2"><text:span text:style-name="T11">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1">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oft-page-break/><text:span text:style-name="T11">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1">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22"/>
      <text:p text:style-name="P23">Rules for a Git commit message</text:p>
      <text:p text:style-name="P22"/>
      <text:list text:style-name="L1">
        <text:list-item>
          <text:p text:style-name="P24">Do NOT end the Subject line with a period.</text:p>
        </text:list-item>
        <text:list-item>
          <text:p text:style-name="P24"><text:span text:style-name="T34">S</text:span>eparate Subject from Body with a BLANK LINE.</text:p>
        </text:list-item>
        <text:list-item>
          <text:p text:style-name="P24">Capitalize the Subject line and each paragraph.</text:p>
        </text:list-item>
        <text:list-item>
          <text:p text:style-name="P24">Wrap lines at 72 characters.</text:p>
        </text:list-item>
      </text:list>
      <text:p text:style-name="P2"/>
      <text:p text:style-name="P1"><text:span text:style-name="T35">Making a GitHub </text:span>Release</text:p>
      <text:p text:style-name="P2"/>
      <text:p text:style-name="P2">Steps for making a release:</text:p>
      <text:p text:style-name="Preformatted_20_Text"/>
      <text:list text:style-name="L2">
        <text:list-item>
          <text:p text:style-name="P25">Make sure the working branch builds and runs properly for the <text:span text:style-name="T11">rtmidi</text:span>, <text:span text:style-name="T11">portmidi</text:span>, debug, Windows, and command-line versions, and all changes are pushed to GitHub.</text:p>
        </text:list-item>
        <text:list-item>
          <text:p text:style-name="P25">Run "./bootstreap --full-clean".</text:p>
        </text:list-item>
        <text:list-item>
          <text:p text:style-name="P25">Check out the "master" branch and merge the working branch into it.</text:p>
        </text:list-item>
        <text:list-item>
          <text:p text:style-name="P25">Make sure the version numbering and dates are current in <text:span text:style-name="T11">configure.ac</text:span>, <text:span text:style-name="T11">VERSION</text:span>, <text:span text:style-name="T11">README.md</text:span>, <text:span text:style-name="T11">RELNOTES</text:span>, i<text:span text:style-name="T11">nclude/qt/portmidi/seq66-config.h</text:span>, <text:span text:style-name="T11">include/qt/rtmidi/seq66-config.h</text:span>, <text:span text:style-name="T11">seq66-user-manual.tex</text:span>, <text:span text:style-name="T36">data/readme.*</text:span><text:span text:style-name="T37">, </text:span><text:span text:style-name="T36">data/license.text</text:span><text:span text:style-name="T37">, and the NSIS and batch files.</text:span></text:p>
        </text:list-item>
        <text:list-item>
          <text:p text:style-name="P25">Update the <text:span text:style-name="T11">README.md</text:span> and <text:span text:style-name="T11">RELNOTES</text:span><text:span text:style-name="T38"> files and the </text:span><text:span text:style-name="T39">seq66-user-manual.tex</text:span><text:span text:style-name="T38"> files for version and dates, and any other updates that reflect important changes for the new release. </text:span><text:span text:style-name="T32"><text:s/></text:span><text:span text:style-name="T38">S</text:span>ee below.</text:p>
        </text:list-item>
        <text:list-item>
          <text:p text:style-name="P25">Verify the master branch builds (".<text:span text:style-name="T11">/bootstrap -er</text:span>" followed by "<text:span text:style-name="T11">make</text:span>") and runs. <text:span text:style-name="T2">This is a GNU C/C++ build.</text:span></text:p>
        </text:list-item>
        <text:list-item>
          <text:p text:style-name="P26">Verify the master branch builds with Clang/Clang++ (“<text:span text:style-name="T11">./bootstrap –clang -er</text:span>” followed by “<text:span text:style-name="T11">make</text:span>”).</text:p>
        </text:list-item>
        <text:list-item>
          <text:p text:style-name="P25">Update the files in the "<text:span text:style-name="T11">nsis</text:span>" directory to the latest version, and update the <text:span text:style-name="T11">readmes</text:span> and <text:span text:style-name="T11">license</text:span> files as necessary.</text:p>
        </text:list-item>
        <text:list-item>
          <text:p text:style-name="P27">Remove any temporary/test tunes from <text:span text:style-name="T11">data/midi</text:span>. <text:span text:style-name="T37">(Test files in </text:span><text:span text:style-name="T36">contrib/midi</text:span><text:span text:style-name="T37"> are okay, they are not packaged in a release.)</text:span></text:p>
        </text:list-item>
        <text:list-item>
          <text:p text:style-name="P28">Do the command <text:span text:style-name="T11">./pack windows</text:span> to create a<text:span text:style-name="T40">n</text:span> <text:span text:style-name="T41">x</text:span><text:span text:style-name="T11">z</text:span> file that can be extracted in the Window<text:span text:style-name="T42">s</text:span> build machine <text:span text:style-name="T40">using </text:span><text:span text:style-name="T41">7zip</text:span><text:span text:style-name="T40">.</text:span></text:p>
        </text:list-item>
        <text:list-item>
          <text:p text:style-name="P29">Verify that the Windows version builds, runs, and that the Windows installer is created and works, <text:span text:style-name="T43">by uninstalling the current version and running the installer for the new release version</text:span>. Verify the configuration files in <text:a xlink:type="simple" xlink:href="../../../../../../../../../../C:/Users/user/AppData/Local/seq66" text:style-name="Internet_20_link" text:visited-style-name="Visited_20_Internet_20_Link"><text:span text:style-name="T11">C:/Users/user/AppData/Local/seq66</text:span></text:a>. <text:span text:style-name="T37">If desired, delete them all and recreate, then verify them. Update them for any MIDI port issues. Copy files from </text:span><text:span text:style-name="T36">data/samples</text:span><text:span text:style-name="T37"> if desired to test palettes, style-sheets, and MIDI contro/display functionality.</text:span></text:p>
        </text:list-item>
        <text:list-item>
          <text:p text:style-name="P27"><text:soft-page-break/>Copy <text:span text:style-name="T11">seq66-release-64/Seq66qt5/qpseq66-release-package-x64-0.99.6.7z </text:span><text:span text:style-name="T44">(the portable “Zip” file)</text:span><text:span text:style-name="T45"> </text:span><text:span text:style-name="T32">and </text:span><text:span text:style-name="T11">seq66/release/seq66_setup_x64-0.99.6.exe</text:span><text:span text:style-name="T32"> </text:span><text:span text:style-name="T44">(the 32-bit NSIS installer for the 64-bit </text:span><text:span text:style-name="T45">qpseq66.exe</text:span><text:span text:style-name="T44">) </text:span><text:span text:style-name="T32">to the top directory or some other safe place for later upload to GitHub.</text:span></text:p>
        </text:list-item>
        <text:list-item>
          <text:p text:style-name="P25">Go to "<text:span text:style-name="T11">doc/latex</text:span>" and run "<text:span text:style-name="T11">make</text:span>" to rebuild the PDF manual.</text:p>
        </text:list-item>
        <text:list-item>
          <text:p text:style-name="P30"><text:span text:style-name="T3">Run "</text:span><text:span text:style-name="T46">git2cl &gt; cl.txt</text:span><text:span text:style-name="T3">" and use it to update the </text:span><text:span text:style-name="T46">Changelog</text:span><text:span text:style-name="T3"> file. </text:span></text:p>
        </text:list-item>
        <text:list-item>
          <text:p text:style-name="P31"><text:span text:style-name="T3">Commit this release build </text:span><text:span text:style-name="T46">without</text:span><text:span text:style-name="T3"> the "-m" option. <text:s/>Instead, read the </text:span><text:span text:style-name="T46">RELNOTES</text:span><text:span text:style-name="T3"> file into the commit message. See the commit-message rules </text:span><text:span text:style-name="T47">above</text:span><text:span text:style-name="T3">. </text:span><text:span text:style-name="T48">Also update the </text:span><text:span text:style-name="T49">NEWS</text:span><text:span text:style-name="T48"> file appropriately.</text:span></text:p>
        </text:list-item>
        <text:list-item>
          <text:p text:style-name="P32">Push the release.</text:p>
        </text:list-item>
        <text:list-item>
          <text:p text:style-name="P25">Get the HEAD checksum and use it to create the tag <text:span text:style-name="T50">such as “0.99.6”</text:span> with a simple message about the version number. <text:span text:style-name="T50">Push this tag to GitHub.</text:span></text:p>
        </text:list-item>
        <text:list-item>
          <text:p text:style-name="P33">In GitHub, update the “About” message with the version and date.</text:p>
        </text:list-item>
        <text:list-item>
          <text:p text:style-name="P34">On GitHub, create a release with a name of the form "<text:span text:style-name="T11">Fancy Name 0.99.</text:span><text:span text:style-name="T51">6</text:span>". <text:s/><text:span text:style-name="T20">Do not forget the version number!</text:span></text:p>
          <text:list>
            <text:list-item>
              <text:p text:style-name="P33">Type a short but complete description of the main features of the release. <text:span text:style-name="T20">A good option is to create a </text:span><text:span text:style-name="T29">RELNOTES</text:span><text:span text:style-name="T20"> file, add the release description to it, and copy the text to it. <text:s/>(And update the </text:span><text:span text:style-name="T29">NEWS</text:span><text:span text:style-name="T20"> file at the same time.</text:span><text:span text:style-name="T52">)</text:span></text:p>
            </text:list-item>
            <text:list-item>
              <text:p text:style-name="P34">Add the Windows installer<text:span text:style-name="T11"> </text:span><text:span text:style-name="T53">seq66_setup_x64_0.99.6.exe</text:span><text:span text:style-name="T54"> and</text:span><text:span text:style-name="T53"> qpseq-release-package-x64-0.99.g.7z</text:span><text:span text:style-name="T11"> </text:span>to the release packages.</text:p>
            </text:list-item>
            <text:list-item>
              <text:p text:style-name="P33">In the “<text:span text:style-name="T11">Choose a tag</text:span>” dropdown, select the created tag (e.g. 0.99.6).</text:p>
            </text:list-item>
            <text:list-item>
              <text:p text:style-name="P33">Click the “<text:span text:style-name="T11">Set as latest release</text:span>” button.</text:p>
            </text:list-item>
            <text:list-item>
              <text:p text:style-name="P33">Click the “<text:span text:style-name="T11">Publish release</text:span>” button; verify that it shows up in the main “seq66” page.</text:p>
            </text:list-item>
          </text:list>
        </text:list-item>
        <text:list-item>
          <text:p text:style-name="P33">Follow up with any comments or closures of issues.</text:p>
        </text:list-item>
        <text:list-item>
          <text:p text:style-name="P35">Go to <text:a xlink:type="simple" xlink:href="https://github.com/ahlstromcj/ahlstromcj.github.io/tree/main/docs/seq66" text:style-name="Internet_20_link" text:visited-style-name="Visited_20_Internet_20_Link">https://github.com/ahlstromcj/ahlstromcj.github.io/tree/main/docs/seq66</text:a> and <text:span text:style-name="T55">upload the latest version of the PDF user manual.</text:span></text:p>
        </text:list-item>
      </text:list>
      <text:p text:style-name="P2"/>
      <text:p text:style-name="P1">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34">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text:span text:style-name="T56">E</text:span>ach tag to be published needs to be pushed as well. <text:s/>Also note that, if the commit hash is missing, HEAD is assumed.</text:p>
      <text:p text:style-name="Preformatted_20_Text"><text:soft-page-break/></text:p>
      <text:p text:style-name="Preformatted_20_Text"><text:s text:c="4"/>$ hub release create -a prebuilt.zip -m 'release title' tag-name</text:p>
      <text:p text:style-name="Preformatted_20_Text"/>
      <text:list text:style-name="L3">
        <text:list-item>
          <text:p text:style-name="P36">Prompts for your password the first time, and then automatically.</text:p>
        </text:list-item>
        <text:list-item>
          <text:p text:style-name="P36">Creates and stores an API token locally.</text:p>
        </text:list-item>
        <text:list-item>
          <text:p text:style-name="P36">Creates a non-annotated tag on the remote called tag-name.</text:p>
        </text:list-item>
        <text:list-item>
          <text:p text:style-name="P36">Creates a release associated to that tag.</text:p>
        </text:list-item>
        <text:list-item>
          <text:p text:style-name="P36">Uploads prebuilt.zip as an attachment.</text:p>
        </text:list-item>
      </text:list>
      <text:p text:style-name="P2"/>
      <text:p text:style-name="P1">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text:soft-page-break/></text:p>
      <text:p text:style-name="Preformatted_20_Text"><text:s text:c="4"/>$ git fetch --all --tags --prune</text:p>
      <text:p text:style-name="Preformatted_20_Text"><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1">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1">http://www.draconianoverlord.com/2013/09/07/no-cherry-picking.html</text:span></text:p>
      <text:p text:style-name="Preformatted_20_Text"/>
      <text:p text:style-name="P1">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57">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1">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hen, if one has the following in the .gitconfig file:</text:p>
      <text:p text:style-name="Preformatted_20_Text"/>
      <text:p text:style-name="Preformatted_20_Text"><text:s text:c="4"/>[diff]</text:p>
      <text:p text:style-name="Preformatted_20_Text"><text:s text:c="8"/>tool = gvimdiff</text:p>
      <text:p text:style-name="Preformatted_20_Text"><text:soft-page-break/><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1">Log information</text:p>
      <text:p text:style-name="P2"/>
      <text:p text:style-name="P2">We add to our <text:span text:style-name="T11">ChangeLog</text:span> using the <text:span text:style-name="T58">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1">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1">https://jayenashar.wordpress.com/2014/03/07/git-status-sorted-by-last-modified-timestamp/</text:span></text:a>, <text:span text:style-name="T58">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1">Listing issues</text:p>
      <text:p text:style-name="P2"/>
      <text:p text:style-name="Preformatted_20_Text"><text:span text:style-name="T3">See </text:span><text:a xlink:type="simple" xlink:href="https://adriansieber.com/download-github-issues-from-command-line/" text:style-name="Internet_20_link" text:visited-style-name="Visited_20_Internet_20_Link"><text:span text:style-name="T46">https://adriansieber.com/download-github-issues-from-command-line/</text:span></text:a><text:span text:style-name="T46"> </text:span><text:span text:style-name="T3"><text:s text:c="2"/>Browsing to the following URL will obtain a dump of all </text:span><text:span text:style-name="T59">Seq66</text:span><text:span text:style-name="T3"> issues: </text:span><text:a xlink:type="simple" xlink:href="https://api.github.com/repos/ahlstromcj/sequencer64/issues" text:style-name="Internet_20_link" text:visited-style-name="Visited_20_Internet_20_Link"><text:span text:style-name="T46">https://api.github.com/repos/ahlstromcj/seq</text:span><text:span text:style-name="T60">66</text:span><text:span text:style-name="T46">/issues</text:span></text:a><text:span text:style-name="T3">). <text:s/>This dump needs programming to </text:span><text:span text:style-name="T61">whip</text:span><text:span text:style-name="T3"> it into human-readable form.</text:span></text:p>
      <text:p text:style-name="P2"/>
      <text:p text:style-name="P37"><text:span text:style-name="T58"><text:s text:c="9"/></text:span><text:span text:style-name="T62">$ </text:span><text:span text:style-name="T63">http -b https://api.github.com/repos/ahlstromcj/seq6</text:span><text:span text:style-name="T64">6</text:span><text:span text:style-name="T63">/issues?state=all</text:span></text:p>
      <text:p text:style-name="P2"/>
      <text:p text:style-name="P2">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oft-page-break/><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1">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1">Creating a <text:span text:style-name="T58">P</text:span>ersonal GitHub Site</text:p>
      <text:p text:style-name="P2"/>
      <text:list text:style-name="L4">
        <text:list-item>
          <text:p text:style-name="P38">In the upper-right corner of any page, use the "+" drop-down menu, and select "New repository". [Note: actually, go to the user-profile link (your face), then the "Your repositories" link. <text:s/>Then click the "New" button.]</text:p>
        </text:list-item>
        <text:list-item>
          <text:p text:style-name="P38"><text:soft-page-break/>Enter <text:span text:style-name="T11">username.github.io</text:span> as the repository name. Replace username with the GitHub username. </text:p>
        </text:list-item>
        <text:list-item>
          <text:p text:style-name="P38">Under your repository name, click "Settings".</text:p>
        </text:list-item>
        <text:list-item>
          <text:p text:style-name="P38">In the "Code and automation" section of the sidebar, click "Pages".</text:p>
        </text:list-item>
        <text:list-item>
          <text:p text:style-name="P38">Click "Choose a theme". Browse and pick a theme.</text:p>
        </text:list-item>
        <text:list-item>
          <text:p text:style-name="P38">Modify the new "<text:span text:style-name="T11">README.md</text:span>" file. <text:s/>Click "Commit changes."</text:p>
        </text:list-item>
        <text:list-item>
          <text:p text:style-name="P38">The site can be changed by editing "_config.yml" in the "Code" tab. Click "Commit changes".</text:p>
        </text:list-item>
      </text:list>
      <text:p text:style-name="P2"/>
      <text:p text:style-name="P2">Note that is can take up to 20 minutes for site changes to appear. <text:s/>See <text:span text:style-name="T11">https://docs.github.com/en/pages/quickstart</text:span> for "Next Steps".</text:p>
      <text:p text:style-name="P2"/>
      <text:p text:style-name="P39">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1">.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1">https</text:span> 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ono" svg:font-family="'Liberation Sans Mono'" style:font-family-generic="swiss"/>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weight="bold" officeooo:rsid="004aa1d3" officeooo:paragraph-rsid="004aa1d3"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t Processes</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19T11:30:37.433236727</dc:date>
    <meta:editing-duration>PT2H52M20S</meta:editing-duration>
    <meta:editing-cycles>35</meta:editing-cycles>
    <meta:generator>LibreOffice/24.8.3.2$Linux_X86_64 LibreOffice_project/480$Build-2</meta:generator>
    <meta:print-date>2024-04-17T10:03:42.025871097</meta:print-date>
    <meta:document-statistic meta:table-count="0" meta:image-count="0" meta:object-count="0" meta:page-count="11" meta:paragraph-count="312" meta:word-count="3587" meta:character-count="21993" meta:non-whitespace-character-count="17952"/>
  </office:meta>
</office:document-meta>
</file>